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PAZA QUISPE, HILD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PAZA QUISPE, HILD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SALCEDO SERVELEON, ZENA BERNARDIN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TOS PEKINES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1812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0:56:3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